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f3c" officeooo:paragraph-rsid="001fef3c"/>
    </style:style>
    <style:style style:name="P2" style:family="paragraph" style:parent-style-name="Standard">
      <style:text-properties officeooo:paragraph-rsid="001fef3c"/>
    </style:style>
    <style:style style:name="P3" style:family="paragraph" style:parent-style-name="Standard">
      <style:text-properties officeooo:rsid="001fef3c" officeooo:paragraph-rsid="001fe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hboard projesi yapılacaklar:</text:p>
      <text:p text:style-name="P1"/>
      <text:p text:style-name="P1">1) <text:s/>Göstergeler <text:s/>“Engine Load”,”Coolant Temperature”,”Intake Manifold Temperature”,”Engine rpm”,”Vehicle Speed”,”Intake Air Temperature”,”Mass air flow-rate”,”Throttle Position” parametrelerine göre özelleştirilecek ve eksik olanlar eklenecek.</text:p>
      <text:p text:style-name="P2"/>
      <text:p text:style-name="P1">2) Progress barı her göstergeye özgü belirli bir eşik geçildiği zaman flash yapacak.</text:p>
      <text:p text:style-name="P1"/>
      <text:p text:style-name="P1">3) Gösterge değerleri her parametreye özgü birim cinsinden gösterilecek.</text:p>
      <text:p text:style-name="P1"/>
      <text:p text:style-name="P1">4) Gösterge içerisindeki parametreler , gösterge büyüklüğünü orantılı olarak ölçeklenebilir bir hale getirilecek.</text:p>
      <text:p text:style-name="P1"/>
      <text:p text:style-name="P1">5) Tcp haberleşmesi eklenecek</text:p>
      <text:p text:style-name="P1"/>
      <text:p text:style-name="P1">6) Gösterge barı transparent olarak yeşilden mavi ve kırmızıya olacak şekilde ilerleyecek. Her bir gösterge için gerekirse farklı bir pattern uygulanacak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5T09:26:47.612819838</meta:creation-date>
    <dc:date>2024-03-07T13:31:55.013535625</dc:date>
    <meta:editing-duration>PT23H32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84" meta:character-count="726" meta:non-whitespace-character-count="647"/>
  </office:meta>
</office:document-meta>
</file>